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9-0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1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70618181818" calcext:value-type="float">
            <text:p>6.93170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604413793103" calcext:value-type="float">
            <text:p>7.10604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1616" calcext:value-type="float">
            <text:p>7.0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88606896552" calcext:value-type="float">
            <text:p>7.03688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421406896552" calcext:value-type="float">
            <text:p>6.99421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5792" calcext:value-type="float">
            <text:p>6.94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54620689655" calcext:value-type="float">
            <text:p>6.87954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4936" calcext:value-type="float">
            <text:p>6.81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00055172414" calcext:value-type="float">
            <text:p>6.82300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6248" calcext:value-type="float">
            <text:p>6.87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79379310345" calcext:value-type="float">
            <text:p>6.8897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5136" calcext:value-type="float">
            <text:p>6.8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891948387097" calcext:value-type="float">
            <text:p>6.938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2152" calcext:value-type="float">
            <text:p>6.95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53912" calcext:value-type="float">
            <text:p>6.96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2788" calcext:value-type="float">
            <text:p>7.031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05987096774" calcext:value-type="float">
            <text:p>7.0420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53238709677" calcext:value-type="float">
            <text:p>7.0495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1352" calcext:value-type="float">
            <text:p>7.07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44658064516" calcext:value-type="float">
            <text:p>7.1864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26" calcext:value-type="float">
            <text:p>7.28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88412903226" calcext:value-type="float">
            <text:p>7.368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34057142857" calcext:value-type="float">
            <text:p>7.3513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81187096774" calcext:value-type="float">
            <text:p>7.343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28206451613" calcext:value-type="float">
            <text:p>7.3572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0524137931" calcext:value-type="float">
            <text:p>7.3430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60541935484" calcext:value-type="float">
            <text:p>7.326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4296" calcext:value-type="float">
            <text:p>7.3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72980645161" calcext:value-type="float">
            <text:p>7.3017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551819354839" calcext:value-type="float">
            <text:p>7.255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46236" calcext:value-type="float">
            <text:p>7.22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33032258065" calcext:value-type="float">
            <text:p>7.1903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7928" calcext:value-type="float">
            <text:p>7.20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27535483871" calcext:value-type="float">
            <text:p>7.205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40171428572" calcext:value-type="float">
            <text:p>7.18740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27948387097" calcext:value-type="float">
            <text:p>7.152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3616" calcext:value-type="float">
            <text:p>7.03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732" calcext:value-type="float">
            <text:p>6.9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683148387097" calcext:value-type="float">
            <text:p>6.9968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516" calcext:value-type="float">
            <text:p>7.04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28722580645" calcext:value-type="float">
            <text:p>7.005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40180645161" calcext:value-type="float">
            <text:p>6.9634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0692" calcext:value-type="float">
            <text:p>6.929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871122580645" calcext:value-type="float">
            <text:p>6.9687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324" calcext:value-type="float">
            <text:p>7.03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26864516129" calcext:value-type="float">
            <text:p>7.053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738671428572" calcext:value-type="float">
            <text:p>7.067386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26864516129" calcext:value-type="float">
            <text:p>7.053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15" calcext:value-type="float">
            <text:p>7.04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166" calcext:value-type="float">
            <text:p>7.043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81406451613" calcext:value-type="float">
            <text:p>7.0418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2564" calcext:value-type="float">
            <text:p>7.055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167522580645" calcext:value-type="float">
            <text:p>7.0616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77238709678" calcext:value-type="float">
            <text:p>7.0647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8752" calcext:value-type="float">
            <text:p>7.02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282916129032" calcext:value-type="float">
            <text:p>7.0028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83528" calcext:value-type="float">
            <text:p>6.98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23" calcext:value-type="float">
            <text:p>6.9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867393103448" calcext:value-type="float">
            <text:p>6.96867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45124" calcext:value-type="float">
            <text:p>6.94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780903225807" calcext:value-type="float">
            <text:p>6.927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0872" calcext:value-type="float">
            <text:p>6.9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402064516129" calcext:value-type="float">
            <text:p>6.9740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4184" calcext:value-type="float">
            <text:p>6.95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9252" calcext:value-type="float">
            <text:p>6.9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0976" calcext:value-type="float">
            <text:p>7.08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24490322581" calcext:value-type="float">
            <text:p>7.0722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5264" calcext:value-type="float">
            <text:p>7.05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51793548387" calcext:value-type="float">
            <text:p>7.044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14171428571" calcext:value-type="float">
            <text:p>7.0121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46425806452" calcext:value-type="float">
            <text:p>6.9714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2656" calcext:value-type="float">
            <text:p>7.02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60110344828" calcext:value-type="float">
            <text:p>7.01660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50812903226" calcext:value-type="float">
            <text:p>7.027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88965517241" calcext:value-type="float">
            <text:p>6.9998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2784516129" calcext:value-type="float">
            <text:p>7.070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598116129032" calcext:value-type="float">
            <text:p>7.0759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9912" calcext:value-type="float">
            <text:p>7.19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27148387097" calcext:value-type="float">
            <text:p>7.4692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8412" calcext:value-type="float">
            <text:p>7.64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320980645161" calcext:value-type="float">
            <text:p>7.713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69555555555" calcext:value-type="float">
            <text:p>7.667695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89290322581" calcext:value-type="float">
            <text:p>7.684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40516129032" calcext:value-type="float">
            <text:p>7.801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0736" calcext:value-type="float">
            <text:p>7.77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32" calcext:value-type="float">
            <text:p>7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09624" calcext:value-type="float">
            <text:p>7.75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96051612903" calcext:value-type="float">
            <text:p>7.7219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44180645161" calcext:value-type="float">
            <text:p>7.664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6192" calcext:value-type="float">
            <text:p>7.64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480619354839" calcext:value-type="float">
            <text:p>7.6548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7832" calcext:value-type="float">
            <text:p>7.68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29251612903" calcext:value-type="float">
            <text:p>7.7112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3246" calcext:value-type="float">
            <text:p>7.68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18735483871" calcext:value-type="float">
            <text:p>7.6441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21832258065" calcext:value-type="float">
            <text:p>7.4372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01696551724" calcext:value-type="float">
            <text:p>7.40101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885522580645" calcext:value-type="float">
            <text:p>7.3588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8152" calcext:value-type="float">
            <text:p>7.30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126141935484" calcext:value-type="float">
            <text:p>7.2412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32283870968" calcext:value-type="float">
            <text:p>7.1673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8952" calcext:value-type="float">
            <text:p>7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39277419355" calcext:value-type="float">
            <text:p>7.1983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0612" calcext:value-type="float">
            <text:p>7.246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31870967742" calcext:value-type="float">
            <text:p>7.220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16579310345" calcext:value-type="float">
            <text:p>7.19916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162012903226" calcext:value-type="float">
            <text:p>7.1616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08980645161" calcext:value-type="float">
            <text:p>7.134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9968" calcext:value-type="float">
            <text:p>7.1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57109677419" calcext:value-type="float">
            <text:p>7.0765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19112" calcext:value-type="float">
            <text:p>7.0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05290322581" calcext:value-type="float">
            <text:p>7.060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608516129032" calcext:value-type="float">
            <text:p>7.1460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81796" calcext:value-type="float">
            <text:p>7.228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62103225807" calcext:value-type="float">
            <text:p>7.3286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868" calcext:value-type="float">
            <text:p>7.412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968" calcext:value-type="float">
            <text:p>7.4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67771428572" calcext:value-type="float">
            <text:p>7.49067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73238709677" calcext:value-type="float">
            <text:p>7.5067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36834782609" calcext:value-type="float">
            <text:p>7.701368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777" calcext:value-type="float">
            <text:p>7.740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274208695652" calcext:value-type="float">
            <text:p>7.792742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2" calcext:value-type="float">
            <text:p>7.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732" calcext:value-type="float">
            <text:p>7.7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4272" calcext:value-type="float">
            <text:p>7.7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1" calcext:value-type="float">
            <text:p>7.7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54" calcext:value-type="float">
            <text:p>7.7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826" calcext:value-type="float">
            <text:p>7.75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6398" calcext:value-type="float">
            <text:p>7.75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8" meta:object-count="0"/>
    <meta:user-defined meta:name="AppVersion">3.0</meta:user-defined>
  </office:meta>
</office:document-meta>
</file>